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8187" table:style-name="ce6">
            <text:p>8,187</text:p>
          </table:table-cell>
          <table:table-cell office:value-type="float" office:value="7382.0700000000224" table:style-name="ce7">
            <text:p>7,382.07</text:p>
          </table:table-cell>
          <table:table-cell office:value-type="float" office:value="15872" table:style-name="ce6">
            <text:p>15,872</text:p>
          </table:table-cell>
          <table:table-cell office:value-type="float" office:value="14633.536712973881" table:style-name="ce7">
            <text:p>14,633.54</text:p>
          </table:table-cell>
          <table:table-cell office:value-type="float" office:value="10384" table:style-name="ce6">
            <text:p>10,384</text:p>
          </table:table-cell>
          <table:table-cell office:value-type="float" office:value="10079.21099999997" table:style-name="ce7">
            <text:p>10,079.21</text:p>
          </table:table-cell>
          <table:table-cell office:value-type="float" office:value="4129" table:style-name="ce6">
            <text:p>4,129</text:p>
          </table:table-cell>
          <table:table-cell office:value-type="float" office:value="4040.6950000000033" table:style-name="ce7">
            <text:p>4,040.70</text:p>
          </table:table-cell>
          <table:table-cell office:value-type="float" office:value="327" table:style-name="ce6">
            <text:p>327</text:p>
          </table:table-cell>
          <table:table-cell office:value-type="float" office:value="321.87800000000004" table:style-name="ce7">
            <text:p>321.88</text:p>
          </table:table-cell>
          <table:table-cell office:value-type="float" office:value="187" table:style-name="ce6">
            <text:p>187</text:p>
          </table:table-cell>
          <table:table-cell office:value-type="float" office:value="181.88694687800003" table:style-name="ce7">
            <text:p>181.89</text:p>
          </table:table-cell>
          <table:table-cell office:value-type="float" office:value="39086" table:style-name="ce8">
            <text:p>39,086</text:p>
          </table:table-cell>
          <table:table-cell office:value-type="float" office:value="36639.277659851876" table:style-name="ce9">
            <text:p>36,639.28</text:p>
          </table:table-cell>
          <table:table-cell office:value-type="float" office:value="5290" table:style-name="ce6">
            <text:p>5,290</text:p>
          </table:table-cell>
          <table:table-cell office:value-type="float" office:value="5105.9829999999929" table:style-name="ce7">
            <text:p>5,105.98</text:p>
          </table:table-cell>
          <table:table-cell office:value-type="float" office:value="862" table:style-name="ce6">
            <text:p>862</text:p>
          </table:table-cell>
          <table:table-cell office:value-type="float" office:value="858.03899999999999" table:style-name="ce7">
            <text:p>858.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152" table:style-name="ce8">
            <text:p>6,152</text:p>
          </table:table-cell>
          <table:table-cell office:value-type="float" office:value="5964.0219999999927" table:style-name="ce9">
            <text:p>5,964.02</text:p>
          </table:table-cell>
          <table:table-cell table:style-name="ce7"/>
          <table:table-cell office:value-type="float" office:value="45238" table:style-name="ce8">
            <text:p>45,238</text:p>
          </table:table-cell>
          <table:table-cell office:value-type="float" office:value="42603.299659851866" table:style-name="ce9">
            <text:p>42,603.30</text:p>
          </table:table-cell>
          <table:table-cell office:value-type="currency" office:value="111815818.89000002" table:style-name="ce10">
            <text:p>£111,815,818.89</text:p>
          </table:table-cell>
          <table:table-cell office:value-type="currency" office:value="10059041.279999997" table:style-name="ce10">
            <text:p>£10,059,041.28</text:p>
          </table:table-cell>
          <table:table-cell office:value-type="currency" office:value="913803.9800000001" table:style-name="ce10">
            <text:p>£913,803.98</text:p>
          </table:table-cell>
          <table:table-cell office:value-type="currency" office:value="2735640.01" table:style-name="ce10">
            <text:p>£2,735,640.01</text:p>
          </table:table-cell>
          <table:table-cell office:value-type="currency" office:value="31596565.870000008" table:style-name="ce10">
            <text:p>£31,596,565.87</text:p>
          </table:table-cell>
          <table:table-cell office:value-type="currency" office:value="14408291.619999997" table:style-name="ce10">
            <text:p>£14,408,291.62</text:p>
          </table:table-cell>
          <table:table-cell office:value-type="currency" office:value="171529161.65000004" table:style-name="ce11">
            <text:p>£171,529,161.65</text:p>
          </table:table-cell>
          <table:table-cell office:value-type="currency" office:value="25481066.840000004" table:style-name="ce10">
            <text:p>£25,481,066.84</text:p>
          </table:table-cell>
          <table:table-cell office:value-type="currency" office:value="1329891.0800000008" table:style-name="ce10">
            <text:p>£1,329,891.08</text:p>
          </table:table-cell>
          <table:table-cell office:value-type="currency" office:value="26810957.920000006" table:style-name="ce11">
            <text:p>£26,810,957.92</text:p>
          </table:table-cell>
          <table:table-cell office:value-type="currency" office:value="198340119.57000005" table:style-name="ce12">
            <text:p>£198,340,119.5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76" table:style-name="ce6">
            <text:p>376</text:p>
          </table:table-cell>
          <table:table-cell office:value-type="float" office:value="294.52486486309982" table:style-name="ce7">
            <text:p>294.52</text:p>
          </table:table-cell>
          <table:table-cell office:value-type="float" office:value="305" table:style-name="ce6">
            <text:p>305</text:p>
          </table:table-cell>
          <table:table-cell office:value-type="float" office:value="273.68286486500011" table:style-name="ce7">
            <text:p>273.68</text:p>
          </table:table-cell>
          <table:table-cell office:value-type="float" office:value="419" table:style-name="ce6">
            <text:p>419</text:p>
          </table:table-cell>
          <table:table-cell office:value-type="float" office:value="403.79891891849996" table:style-name="ce7">
            <text:p>403.80</text:p>
          </table:table-cell>
          <table:table-cell office:value-type="float" office:value="102" table:style-name="ce6">
            <text:p>102</text:p>
          </table:table-cell>
          <table:table-cell office:value-type="float" office:value="100.37027027020001" table:style-name="ce7">
            <text:p>100.37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9" table:style-name="ce6">
            <text:p>9</text:p>
          </table:table-cell>
          <table:table-cell office:value-type="float" office:value="8.4" table:style-name="ce7">
            <text:p>8.40</text:p>
          </table:table-cell>
          <table:table-cell office:value-type="float" office:value="1222" table:style-name="ce8">
            <text:p>1,222</text:p>
          </table:table-cell>
          <table:table-cell office:value-type="float" office:value="1091.7769189168" table:style-name="ce9">
            <text:p>1,091.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9">
            <text:p>9.00</text:p>
          </table:table-cell>
          <table:table-cell table:style-name="ce7"/>
          <table:table-cell office:value-type="float" office:value="1231" table:style-name="ce8">
            <text:p>1,231</text:p>
          </table:table-cell>
          <table:table-cell office:value-type="float" office:value="1100.7769189168" table:style-name="ce9">
            <text:p>1,100.78</text:p>
          </table:table-cell>
          <table:table-cell office:value-type="currency" office:value="2809560.1900000004" table:style-name="ce10">
            <text:p>£2,809,560.19</text:p>
          </table:table-cell>
          <table:table-cell office:value-type="currency" office:value="22268.03" table:style-name="ce10">
            <text:p>£22,268.03</text:p>
          </table:table-cell>
          <table:table-cell office:value-type="currency" office:value="0" table:style-name="ce10">
            <text:p>£0.00</text:p>
          </table:table-cell>
          <table:table-cell office:value-type="currency" office:value="207318.75" table:style-name="ce10">
            <text:p>£207,318.75</text:p>
          </table:table-cell>
          <table:table-cell office:value-type="currency" office:value="763361.79999999993" table:style-name="ce10">
            <text:p>£763,361.80</text:p>
          </table:table-cell>
          <table:table-cell office:value-type="currency" office:value="329353.97000000003" table:style-name="ce10">
            <text:p>£329,353.97</text:p>
          </table:table-cell>
          <table:table-cell office:value-type="currency" office:value="4131862.74" table:style-name="ce11">
            <text:p>£4,131,862.74</text:p>
          </table:table-cell>
          <table:table-cell office:value-type="currency" office:value="0" table:style-name="ce10">
            <text:p>£0.00</text:p>
          </table:table-cell>
          <table:table-cell office:value-type="currency" office:value="185483.88" table:style-name="ce10">
            <text:p>£185,483.88</text:p>
          </table:table-cell>
          <table:table-cell office:value-type="currency" office:value="185483.88" table:style-name="ce11">
            <text:p>£185,483.88</text:p>
          </table:table-cell>
          <table:table-cell office:value-type="currency" office:value="4317346.62" table:style-name="ce12">
            <text:p>£4,317,346.6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86" table:style-name="ce6">
            <text:p>186</text:p>
          </table:table-cell>
          <table:table-cell office:value-type="float" office:value="179.4" table:style-name="ce7">
            <text:p>179.40</text:p>
          </table:table-cell>
          <table:table-cell office:value-type="float" office:value="396" table:style-name="ce6">
            <text:p>396</text:p>
          </table:table-cell>
          <table:table-cell office:value-type="float" office:value="375.3" table:style-name="ce7">
            <text:p>375.30</text:p>
          </table:table-cell>
          <table:table-cell office:value-type="float" office:value="393" table:style-name="ce6">
            <text:p>393</text:p>
          </table:table-cell>
          <table:table-cell office:value-type="float" office:value="385.8" table:style-name="ce7">
            <text:p>385.8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7">
            <text:p>14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33" table:style-name="ce8">
            <text:p>1,033</text:p>
          </table:table-cell>
          <table:table-cell office:value-type="float" office:value="997.7" table:style-name="ce9">
            <text:p>997.7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5" table:style-name="ce8">
            <text:p>15</text:p>
          </table:table-cell>
          <table:table-cell office:value-type="float" office:value="14.2" table:style-name="ce9">
            <text:p>14.20</text:p>
          </table:table-cell>
          <table:table-cell table:style-name="ce7"/>
          <table:table-cell office:value-type="float" office:value="1048" table:style-name="ce8">
            <text:p>1,048</text:p>
          </table:table-cell>
          <table:table-cell office:value-type="float" office:value="1011.9000000000001" table:style-name="ce9">
            <text:p>1,011.90</text:p>
          </table:table-cell>
          <table:table-cell office:value-type="currency" office:value="3107722" table:style-name="ce10">
            <text:p>£3,107,722.00</text:p>
          </table:table-cell>
          <table:table-cell office:value-type="currency" office:value="116970" table:style-name="ce10">
            <text:p>£116,97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3630" table:style-name="ce10">
            <text:p>£13,630.00</text:p>
          </table:table-cell>
          <table:table-cell office:value-type="currency" office:value="846224" table:style-name="ce10">
            <text:p>£846,224.00</text:p>
          </table:table-cell>
          <table:table-cell office:value-type="currency" office:value="383708" table:style-name="ce10">
            <text:p>£383,708.00</text:p>
          </table:table-cell>
          <table:table-cell office:value-type="currency" office:value="4468254" table:style-name="ce11">
            <text:p>£4,468,254.00</text:p>
          </table:table-cell>
          <table:table-cell office:value-type="currency" office:value="87681" table:style-name="ce10">
            <text:p>£87,681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7681" table:style-name="ce11">
            <text:p>£87,681.00</text:p>
          </table:table-cell>
          <table:table-cell office:value-type="currency" office:value="4555935" table:style-name="ce12">
            <text:p>£4,555,935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currency" office:value="186709.68" table:style-name="ce10">
            <text:p>£186,709.6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9001.38" table:style-name="ce10">
            <text:p>£49,001.38</text:p>
          </table:table-cell>
          <table:table-cell office:value-type="currency" office:value="235711.06" table:style-name="ce11">
            <text:p>£235,711.06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35711.06" table:style-name="ce12">
            <text:p>£235,711.0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6" table:style-name="ce6">
            <text:p>86</text:p>
          </table:table-cell>
          <table:table-cell office:value-type="float" office:value="79.55" table:style-name="ce7">
            <text:p>79.55</text:p>
          </table:table-cell>
          <table:table-cell office:value-type="float" office:value="104" table:style-name="ce6">
            <text:p>104</text:p>
          </table:table-cell>
          <table:table-cell office:value-type="float" office:value="102.26" table:style-name="ce7">
            <text:p>102.26</text:p>
          </table:table-cell>
          <table:table-cell office:value-type="float" office:value="90" table:style-name="ce6">
            <text:p>90</text:p>
          </table:table-cell>
          <table:table-cell office:value-type="float" office:value="89.83" table:style-name="ce7">
            <text:p>89.83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312" table:style-name="ce8">
            <text:p>312</text:p>
          </table:table-cell>
          <table:table-cell office:value-type="float" office:value="296.76" table:style-name="ce9">
            <text:p>296.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9">
            <text:p>8.00</text:p>
          </table:table-cell>
          <table:table-cell table:style-name="ce7"/>
          <table:table-cell office:value-type="float" office:value="320" table:style-name="ce8">
            <text:p>320</text:p>
          </table:table-cell>
          <table:table-cell office:value-type="float" office:value="304.76" table:style-name="ce9">
            <text:p>304.76</text:p>
          </table:table-cell>
          <table:table-cell office:value-type="currency" office:value="912163.88" table:style-name="ce10">
            <text:p>£912,163.88</text:p>
          </table:table-cell>
          <table:table-cell office:value-type="currency" office:value="14213.96" table:style-name="ce10">
            <text:p>£14,213.96</text:p>
          </table:table-cell>
          <table:table-cell office:value-type="currency" office:value="0" table:style-name="ce10">
            <text:p>£0.00</text:p>
          </table:table-cell>
          <table:table-cell office:value-type="currency" office:value="14960.62" table:style-name="ce10">
            <text:p>£14,960.62</text:p>
          </table:table-cell>
          <table:table-cell office:value-type="currency" office:value="226624.85" table:style-name="ce10">
            <text:p>£226,624.85</text:p>
          </table:table-cell>
          <table:table-cell office:value-type="currency" office:value="107000.35" table:style-name="ce10">
            <text:p>£107,000.35</text:p>
          </table:table-cell>
          <table:table-cell office:value-type="currency" office:value="1274963.6600000001" table:style-name="ce11">
            <text:p>£1,274,963.66</text:p>
          </table:table-cell>
          <table:table-cell office:value-type="currency" office:value="0" table:style-name="ce10">
            <text:p>£0.00</text:p>
          </table:table-cell>
          <table:table-cell office:value-type="currency" office:value="150957" table:style-name="ce10">
            <text:p>£150,957.00</text:p>
          </table:table-cell>
          <table:table-cell office:value-type="currency" office:value="150957" table:style-name="ce11">
            <text:p>£150,957.00</text:p>
          </table:table-cell>
          <table:table-cell office:value-type="currency" office:value="1425920.6600000001" table:style-name="ce12">
            <text:p>£1,425,920.6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3" table:style-name="ce6">
            <text:p>93</text:p>
          </table:table-cell>
          <table:table-cell office:value-type="float" office:value="90.98" table:style-name="ce7">
            <text:p>90.9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5" table:style-name="ce8">
            <text:p>115</text:p>
          </table:table-cell>
          <table:table-cell office:value-type="float" office:value="111.98" table:style-name="ce9">
            <text:p>111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float" office:value="111.98" table:style-name="ce9">
            <text:p>111.98</text:p>
          </table:table-cell>
          <table:table-cell office:value-type="currency" office:value="315980.75" table:style-name="ce10">
            <text:p>£315,980.75</text:p>
          </table:table-cell>
          <table:table-cell office:value-type="currency" office:value="7656.76" table:style-name="ce10">
            <text:p>£7,656.76</text:p>
          </table:table-cell>
          <table:table-cell office:value-type="currency" office:value="0" table:style-name="ce10">
            <text:p>£0.00</text:p>
          </table:table-cell>
          <table:table-cell office:value-type="currency" office:value="193.68" table:style-name="ce10">
            <text:p>£193.68</text:p>
          </table:table-cell>
          <table:table-cell office:value-type="currency" office:value="80169.540000000052" table:style-name="ce10">
            <text:p>£80,169.54</text:p>
          </table:table-cell>
          <table:table-cell office:value-type="currency" office:value="36574.939999999995" table:style-name="ce10">
            <text:p>£36,574.94</text:p>
          </table:table-cell>
          <table:table-cell office:value-type="currency" office:value="440575.67000000004" table:style-name="ce11">
            <text:p>£440,575.6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0575.67000000004" table:style-name="ce12">
            <text:p>£440,575.67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Mathew John Raji</dc:creator>
    <meta:creation-date>2022-05-25T10:02:41Z</meta:creation-date>
    <dc:date>2022-10-24T14:08:39Z</dc:date>
  </office:meta>
</office:document-meta>
</file>